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6.9cm" svg:height="3.5cm" svg:x="7.2cm" svg:y="3.6cm">
          <text:p text:style-name="P1">Router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9cm" svg:height="3.6cm" svg:x="1.3cm" svg:y="12.3cm">
          <text:p text:style-name="P1">Router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6.9cm" svg:height="3.6cm" svg:x="12.4cm" svg:y="12cm">
          <text:p text:style-name="P1">Router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6.9cm" svg:height="3.6cm" svg:x="7.3cm" svg:y="20.8cm">
          <text:p text:style-name="P1">Router 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75cm" svg:y1="12.3cm" svg:x2="7.2cm" svg:y2="5.35cm" draw:start-shape="id1" draw:start-glue-point="4" draw:end-shape="id2" draw:end-glue-point="6" svg:d="M4750 12300v-6950h2450" svg:viewBox="0 0 2451 6951">
          <text:p/>
        </draw:connector>
        <draw:connector draw:style-name="gr2" draw:text-style-name="P1" draw:layer="layout" svg:x1="14.1cm" svg:y1="5.35cm" svg:x2="15.85cm" svg:y2="12cm" draw:start-shape="id2" draw:start-glue-point="10" draw:end-shape="id3" draw:end-glue-point="4" svg:d="M14100 5350h1750v6650" svg:viewBox="0 0 1751 6651">
          <text:p/>
        </draw:connector>
        <draw:connector draw:style-name="gr2" draw:text-style-name="P1" draw:layer="layout" svg:x1="14.2cm" svg:y1="22.6cm" svg:x2="15.85cm" svg:y2="15.6cm" draw:start-shape="id4" draw:start-glue-point="10" draw:end-shape="id3" svg:d="M14200 22600h1650v-7000" svg:viewBox="0 0 1651 7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suario </meta:initial-creator>
    <meta:creation-date>2017-08-05T23:21:07.376895919</meta:creation-date>
    <dc:date>2017-08-05T23:22:54.749634713</dc:date>
    <dc:creator>usuario </dc:creator>
    <meta:editing-duration>P0D</meta:editing-duration>
    <meta:editing-cycles>1</meta:editing-cycles>
    <meta:document-statistic meta:object-count="7"/>
    <meta:generator>LibreOffice/4.2.8.2$Linux_X86_64 LibreOffice_project/420m0$Build-2</meta:generator>
  </office:meta>
</office:document-meta>
</file>